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 + klepnout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další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s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Přidání funkcí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ep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Hledání můžeme zúžit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ep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ep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text:span text:style-name="T198"/><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to:</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Přidání funkcí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dřívější než 5.3</text:span> měly stránku Barvy v <text:span text:style-name="Strong_20_Emphasis">Nástroje &gt; Možnosti</text:span>, kde se mohly přidat vlastní barvy do palety barev, například tak, aby <text:span text:style-name="T158"/>přesně odpovídaly podnikovému barevnému schématu. Tato stránka byla odstraněna. Postup pro definování <text:span text:style-name="T159"/>vlastní barvy je nyní následující:</text:p>
      <text:list xml:id="list111553462247237" text:continue-list="list111553626092472"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Grafický objekt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